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" svg:font-family="Courier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loext:contextual-spacing="false"/>
      <style:text-properties fo:color="#0000ff" style:font-name="Arial" fo:font-size="14pt" style:font-size-asian="14pt" style:font-name-complex="Arial" style:font-size-complex="14pt"/>
    </style:style>
    <style:style style:name="P4" style:family="paragraph" style:parent-style-name="bp" style:master-page-name="Standard">
      <style:paragraph-properties fo:margin-top="0cm" fo:margin-bottom="0cm" loext:contextual-spacing="false" style:page-number="auto"/>
      <style:text-properties fo:color="#0000ff"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5" style:family="paragraph" style:parent-style-name="bp">
      <style:paragraph-properties fo:margin-top="0cm" fo:margin-bottom="0cm" loext:contextual-spacing="false"/>
      <style:text-properties fo:language="pt" fo:country="BR" style:language-complex="ar" style:country-complex="SA"/>
    </style:style>
    <style:style style:name="P6" style:family="paragraph" style:parent-style-name="bp">
      <style:paragraph-properties fo:margin-top="0cm" fo:margin-bottom="0cm" loext:contextual-spacing="false"/>
      <style:text-properties fo:color="#0000ff" style:font-name="Arial" fo:font-size="14pt" officeooo:paragraph-rsid="0007bd4c" style:font-size-asian="14pt" style:font-name-complex="Arial" style:font-size-complex="14pt"/>
    </style:style>
    <style:style style:name="P7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07bd4c" style:font-size-asian="12pt" style:font-weight-asian="bold" style:font-name-complex="Arial" style:font-size-complex="12pt" style:language-complex="ar" style:country-complex="SA"/>
    </style:style>
    <style:style style:name="P8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0eee44" style:font-size-asian="12pt" style:font-weight-asian="bold" style:font-name-complex="Arial" style:font-size-complex="12pt" style:language-complex="ar" style:country-complex="SA"/>
    </style:style>
    <style:style style:name="P9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05eb5" style:font-size-asian="12pt" style:font-weight-asian="bold" style:font-name-complex="Arial" style:font-size-complex="12pt" style:language-complex="ar" style:country-complex="SA"/>
    </style:style>
    <style:style style:name="P10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1f1bb" style:font-size-asian="12pt" style:font-weight-asian="bold" style:font-name-complex="Arial" style:font-size-complex="12pt" style:language-complex="ar" style:country-complex="SA"/>
    </style:style>
    <style:style style:name="P11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3418f" style:font-size-asian="12pt" style:font-weight-asian="bold" style:font-name-complex="Arial" style:font-size-complex="12pt" style:language-complex="ar" style:country-complex="SA"/>
    </style:style>
    <style:style style:name="P12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3cf19" style:font-size-asian="12pt" style:font-weight-asian="bold" style:font-name-complex="Arial" style:font-size-complex="12pt" style:language-complex="ar" style:country-complex="SA"/>
    </style:style>
    <style:style style:name="P13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53ea6" style:font-size-asian="12pt" style:font-weight-asian="bold" style:font-name-complex="Arial" style:font-size-complex="12pt" style:language-complex="ar" style:country-complex="SA"/>
    </style:style>
    <style:style style:name="P14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5ddf4" style:font-size-asian="12pt" style:font-weight-asian="bold" style:font-name-complex="Arial" style:font-size-complex="12pt" style:language-complex="ar" style:country-complex="SA"/>
    </style:style>
    <style:style style:name="P15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6d281" style:font-size-asian="12pt" style:font-weight-asian="bold" style:font-name-complex="Arial" style:font-size-complex="12pt" style:language-complex="ar" style:country-complex="SA"/>
    </style:style>
    <style:style style:name="P16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6d8f8" style:font-size-asian="12pt" style:font-weight-asian="bold" style:font-name-complex="Arial" style:font-size-complex="12pt" style:language-complex="ar" style:country-complex="SA"/>
    </style:style>
    <style:style style:name="P17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8ab87" style:font-size-asian="12pt" style:font-weight-asian="bold" style:font-name-complex="Arial" style:font-size-complex="12pt" style:language-complex="ar" style:country-complex="SA"/>
    </style:style>
    <style:style style:name="P18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9b3e9" style:font-size-asian="12pt" style:font-weight-asian="bold" style:font-name-complex="Arial" style:font-size-complex="12pt" style:language-complex="ar" style:country-complex="SA"/>
    </style:style>
    <style:style style:name="P19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bbdae" style:font-size-asian="12pt" style:font-weight-asian="bold" style:font-name-complex="Arial" style:font-size-complex="12pt" style:language-complex="ar" style:country-complex="SA"/>
    </style:style>
    <style:style style:name="P20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bold" officeooo:rsid="0007bd4c" officeooo:paragraph-rsid="001c0657" style:font-size-asian="12pt" style:font-weight-asian="bold" style:font-name-complex="Arial" style:font-size-complex="12pt" style:language-complex="ar" style:country-complex="SA"/>
    </style:style>
    <style:style style:name="P21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07bd4c" style:font-size-asian="12pt" style:font-weight-asian="normal" style:font-name-complex="Arial" style:font-size-complex="12pt" style:language-complex="ar" style:country-complex="SA" style:font-weight-complex="normal"/>
    </style:style>
    <style:style style:name="P22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0eee44" style:font-size-asian="12pt" style:font-weight-asian="normal" style:font-name-complex="Arial" style:font-size-complex="12pt" style:language-complex="ar" style:country-complex="SA" style:font-weight-complex="normal"/>
    </style:style>
    <style:style style:name="P23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05eb5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1f1bb" style:font-size-asian="12pt" style:font-weight-asian="normal" style:font-name-complex="Arial" style:font-size-complex="12pt" style:language-complex="ar" style:country-complex="SA" style:font-weight-complex="normal"/>
    </style:style>
    <style:style style:name="P25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3418f" style:font-size-asian="12pt" style:font-weight-asian="normal" style:font-name-complex="Arial" style:font-size-complex="12pt" style:language-complex="ar" style:country-complex="SA" style:font-weight-complex="normal"/>
    </style:style>
    <style:style style:name="P26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3cf19" style:font-size-asian="12pt" style:font-weight-asian="normal" style:font-name-complex="Arial" style:font-size-complex="12pt" style:language-complex="ar" style:country-complex="SA" style:font-weight-complex="normal"/>
    </style:style>
    <style:style style:name="P27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53ea6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5ddf4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6d281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6d8f8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8ab87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9b3e9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bbdae" style:font-size-asian="12pt" style:font-weight-asian="normal" style:font-name-complex="Arial" style:font-size-complex="12pt" style:language-complex="ar" style:country-complex="SA" style:font-weight-complex="normal"/>
    </style:style>
    <style:style style:name="P34" style:family="paragraph" style:parent-style-name="bp">
      <style:paragraph-properties fo:margin-top="0cm" fo:margin-bottom="0cm" loext:contextual-spacing="false"/>
      <style:text-properties fo:color="#000000" style:font-name="Arial" fo:font-size="12pt" fo:language="pt" fo:country="BR" fo:font-weight="normal" officeooo:rsid="0007bd4c" officeooo:paragraph-rsid="001c0657" style:font-size-asian="12pt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0623a0" style:font-size-asian="14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0a7574" style:font-size-asian="10pt"/>
    </style:style>
    <style:style style:name="T5" style:family="text">
      <style:text-properties fo:font-size="10pt" officeooo:rsid="000b366e" style:font-size-asian="10pt"/>
    </style:style>
    <style:style style:name="T6" style:family="text">
      <style:text-properties fo:font-size="10pt" officeooo:rsid="000be865" style:font-size-asian="10pt"/>
    </style:style>
    <style:style style:name="T7" style:family="text">
      <style:text-properties fo:font-size="10pt" officeooo:rsid="000d14a5" style:font-size-asian="10pt"/>
    </style:style>
    <style:style style:name="T8" style:family="text">
      <style:text-properties fo:font-size="10pt" officeooo:rsid="000f9d88" style:font-size-asian="10pt"/>
    </style:style>
    <style:style style:name="T9" style:family="text">
      <style:text-properties fo:font-size="10pt" officeooo:rsid="00105eb5" style:font-size-asian="10pt"/>
    </style:style>
    <style:style style:name="T10" style:family="text">
      <style:text-properties fo:font-size="10pt" officeooo:rsid="0011f1bb" style:font-size-asian="10pt"/>
    </style:style>
    <style:style style:name="T11" style:family="text">
      <style:text-properties fo:font-size="10pt" officeooo:rsid="0013418f" style:font-size-asian="10pt"/>
    </style:style>
    <style:style style:name="T12" style:family="text">
      <style:text-properties fo:font-size="10pt" officeooo:rsid="0013cf19" style:font-size-asian="10pt"/>
    </style:style>
    <style:style style:name="T13" style:family="text">
      <style:text-properties fo:font-size="10pt" officeooo:rsid="00153ea6" style:font-size-asian="10pt"/>
    </style:style>
    <style:style style:name="T14" style:family="text">
      <style:text-properties fo:font-size="10pt" officeooo:rsid="0015ddf4" style:font-size-asian="10pt"/>
    </style:style>
    <style:style style:name="T15" style:family="text">
      <style:text-properties fo:font-size="10pt" officeooo:rsid="0016d281" style:font-size-asian="10pt"/>
    </style:style>
    <style:style style:name="T16" style:family="text">
      <style:text-properties fo:font-size="10pt" officeooo:rsid="0016d8f8" style:font-size-asian="10pt"/>
    </style:style>
    <style:style style:name="T17" style:family="text">
      <style:text-properties fo:font-size="10pt" officeooo:rsid="001876ef" style:font-size-asian="10pt"/>
    </style:style>
    <style:style style:name="T18" style:family="text">
      <style:text-properties fo:font-size="10pt" officeooo:rsid="0018ab87" style:font-size-asian="10pt"/>
    </style:style>
    <style:style style:name="T19" style:family="text">
      <style:text-properties fo:font-size="10pt" officeooo:rsid="0019b3e9" style:font-size-asian="10pt"/>
    </style:style>
    <style:style style:name="T20" style:family="text">
      <style:text-properties fo:font-size="10pt" officeooo:rsid="001bbdae" style:font-size-asian="10pt"/>
    </style:style>
    <style:style style:name="T21" style:family="text">
      <style:text-properties fo:font-size="10pt" officeooo:rsid="001c0657" style:font-size-asian="10pt"/>
    </style:style>
    <style:style style:name="T22" style:family="text">
      <style:text-properties fo:font-size="10pt" officeooo:rsid="001dff4b" style:font-size-asian="10pt"/>
    </style:style>
    <style:style style:name="T23" style:family="text">
      <style:text-properties fo:font-size="10pt" style:text-underline-style="solid" style:text-underline-width="auto" style:text-underline-color="font-color" style:font-size-asian="10pt"/>
    </style:style>
    <style:style style:name="T24" style:family="text">
      <style:text-properties fo:font-size="10pt" style:text-underline-style="solid" style:text-underline-width="auto" style:text-underline-color="font-color" officeooo:rsid="000623a0" style:font-size-asian="10pt"/>
    </style:style>
    <style:style style:name="T25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26" style:family="text">
      <style:text-properties style:font-name="Arial" fo:font-size="10pt" style:text-underline-style="solid" style:text-underline-width="auto" style:text-underline-color="font-color" officeooo:rsid="000623a0" style:font-size-asian="10pt" style:font-name-complex="Arial"/>
    </style:style>
    <style:style style:name="T27" style:family="text">
      <style:text-properties style:font-name="Arial" fo:font-size="10pt" style:font-size-asian="10pt" style:font-name-complex="Arial"/>
    </style:style>
    <style:style style:name="T28" style:family="text">
      <style:text-properties style:font-name="Arial" fo:font-size="10pt" officeooo:rsid="000623a0" style:font-size-asian="10pt" style:font-name-complex="Arial"/>
    </style:style>
    <style:style style:name="T29" style:family="text">
      <style:text-properties fo:color="#000000" style:font-name="Arial" fo:font-size="10pt" officeooo:rsid="000623a0" style:font-size-asian="10pt" style:font-name-complex="Arial"/>
    </style:style>
    <style:style style:name="T30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31" style:family="text">
      <style:text-properties fo:color="#000000" style:font-name="Arial" fo:font-size="12pt" fo:font-weight="bold" officeooo:rsid="000623a0" style:font-size-asian="12pt" style:font-weight-asian="bold" style:font-name-complex="Arial" style:font-size-complex="12pt"/>
    </style:style>
    <style:style style:name="T32" style:family="text">
      <style:text-properties officeooo:rsid="000934f1"/>
    </style:style>
    <style:style style:name="T33" style:family="text">
      <style:text-properties officeooo:rsid="000eee44"/>
    </style:style>
    <style:style style:name="T34" style:family="text">
      <style:text-properties officeooo:rsid="00105eb5"/>
    </style:style>
    <style:style style:name="T35" style:family="text">
      <style:text-properties officeooo:rsid="0011f1bb"/>
    </style:style>
    <style:style style:name="T36" style:family="text">
      <style:text-properties officeooo:rsid="0013418f"/>
    </style:style>
    <style:style style:name="T37" style:family="text">
      <style:text-properties officeooo:rsid="0013cf19"/>
    </style:style>
    <style:style style:name="T38" style:family="text">
      <style:text-properties officeooo:rsid="00153ea6"/>
    </style:style>
    <style:style style:name="T39" style:family="text">
      <style:text-properties officeooo:rsid="0015ddf4"/>
    </style:style>
    <style:style style:name="T40" style:family="text">
      <style:text-properties officeooo:rsid="0016d281"/>
    </style:style>
    <style:style style:name="T41" style:family="text">
      <style:text-properties officeooo:rsid="001bbdae"/>
    </style:style>
    <style:style style:name="T42" style:family="text">
      <style:text-properties officeooo:rsid="001d7d93"/>
    </style:style>
    <style:style style:name="T43" style:family="text">
      <style:text-properties officeooo:rsid="001dff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30">&lt;Test Case </text:span><text:span text:style-name="T31">01</text:span><text:span text:style-name="T30">&gt; - &lt;</text:span><text:span text:style-name="T31">Acesso ao index.html</text:span><text:span text:style-name="T30">&gt;</text:span></text:p>
      <text:p text:style-name="P5"><text:span text:style-name="T30"/></text:p>
      <text:p text:style-name="P5"><text:span text:style-name="T25">Descri</text:span><text:span text:style-name="T26">ção</text:span><text:span text:style-name="T27">: </text:span><text:span text:style-name="T28">Como padrão o esperado é que o usuário ao ter acesso ao diretório que contenha as páginas desenvolvidas, ao clicar no index.html ele tenha acesso direto ao modelo do site.</text:span></text:p>
      <text:p text:style-name="P5"><text:span text:style-name="T25">Pr</text:span><text:span text:style-name="T26">é-condições</text:span><text:span text:style-name="T27">: </text:span><text:span text:style-name="T29">Como principal pré condição é necessário o acesso aos arquivos que contenham as páginas desenvolvidas em html e css do site.</text:span></text:p>
      <text:p text:style-name="P5"><text:span text:style-name="T25">P</text:span><text:span text:style-name="T26">ós-condições</text:span><text:span text:style-name="T27">: </text:span><text:span text:style-name="T29">Para confirmar que o teste foi realizado com sucesso a página que deve ser apresenta é a do site, para confirmar que tudo foi executado é necessário que as páginas tenham todos os conteúdos disponibilizados.</text:span></text:p>
      <text:p text:style-name="P5"><text:span text:style-name="T26">Dados necessários</text:span><text:span text:style-name="T27">: </text:span><text:span text:style-name="T29">É necessário um desktop ou notebook e que o usuário tenha acesso as páginas do diretório.</text:span></text:p>
      <text:p text:style-name="P3"/>
      <text:p text:style-name="P7">&lt;Test Case 02&gt; - &lt;Acesso no menu&gt;</text:p>
      <text:p text:style-name="P21"><text:span text:style-name="T23">Descri</text:span><text:span text:style-name="T24">ção</text:span><text:span text:style-name="T3">: </text:span><text:span text:style-name="T4">Todos os itens do menu devem ser acessados ao realizar o clique, sendo o usuário direcionado a página desejada.</text:span></text:p>
      <text:p text:style-name="P21"><text:span text:style-name="T23">Pr</text:span><text:span text:style-name="T24">é-condições</text:span><text:span text:style-name="T3">: </text:span><text:span text:style-name="T4">Conseguir ter realizado o teste de caso 01.</text:span><text:span text:style-name="T3"> </text:span></text:p>
      <text:p text:style-name="P21"><text:span text:style-name="T23">P</text:span><text:span text:style-name="T24">ós-condições</text:span><text:span text:style-name="T3">: </text:span><text:span text:style-name="T4">Todas as páginas abrem nos endereços esperados para o usuário.</text:span><text:span text:style-name="T3"> </text:span></text:p>
      <text:p text:style-name="P21"><text:span text:style-name="T24">Dados necessários</text:span><text:span text:style-name="T3">: </text:span><text:span text:style-name="T4">É necessário ter acesso as páginas que foram desenvolvidas.</text:span></text:p>
      <text:p text:style-name="P21"><text:span text:style-name="T3"/></text:p>
      <text:p text:style-name="P6"/>
      <text:p text:style-name="P7">&lt;Test Case 03&gt; - &lt;Acesso à página home&gt;</text:p>
      <text:p text:style-name="P21"><text:span text:style-name="T23">Descri</text:span><text:span text:style-name="T24">ção</text:span><text:span text:style-name="T3">: </text:span><text:span text:style-name="T4">Ao acessar a página home, o usuário deve retornar ou permanecer na página home.</text:span></text:p>
      <text:p text:style-name="P21"><text:span text:style-name="T23">Pr</text:span><text:span text:style-name="T24">é-condições</text:span><text:span text:style-name="T3">: </text:span><text:span text:style-name="T4">Estar em alguma outra página e desejar retornar a home ou desejar atualizar a home.</text:span></text:p>
      <text:p text:style-name="P21"><text:span text:style-name="T23">P</text:span><text:span text:style-name="T24">ós-condições</text:span><text:span text:style-name="T3">: </text:span><text:span text:style-name="T4">A página home deve ser acessada novamente, independente de que página o usuário esteja inicialmente.</text:span><text:span text:style-name="T3"> </text:span></text:p>
      <text:p text:style-name="P21"><text:span text:style-name="T24">Dados necessários</text:span><text:span text:style-name="T3">: </text:span><text:span text:style-name="T4">Estar em outras páginas, de preferência. No entanto, caso o usuário esteja na home ele pode acessar a home.</text:span></text:p>
      <text:p text:style-name="P21"><text:span text:style-name="T3"/></text:p>
      <text:p text:style-name="P8">&lt;Test Case 0<text:span text:style-name="T33">4</text:span>&gt; - &lt;Acesso <text:span text:style-name="T33">ao botão de mais detalhes no segmento de imóveis em destaque</text:span>&gt;</text:p>
      <text:p text:style-name="P22"><text:span text:style-name="T23">Descri</text:span><text:span text:style-name="T24">ção</text:span><text:span text:style-name="T3">: </text:span><text:span text:style-name="T8">O usuário quando está na home, pode ter acesso aos imóveis que estão em destaque, e eles podem acessar o botão de mais detalhes para ver mais informações sobre o imóvel.</text:span></text:p>
      <text:p text:style-name="P22"><text:span text:style-name="T23">Pr</text:span><text:span text:style-name="T24">é-condições</text:span><text:span text:style-name="T3">: </text:span><text:span text:style-name="T8">Estar acessando o site.</text:span><text:span text:style-name="T3"> </text:span></text:p>
      <text:p text:style-name="P22"><text:span text:style-name="T23">P</text:span><text:span text:style-name="T24">ós-condições</text:span><text:span text:style-name="T3">: </text:span><text:span text:style-name="T8">Conseguir acesso aos mais detalhes do imóvel.</text:span><text:span text:style-name="T3"> </text:span></text:p>
      <text:p text:style-name="P22"><text:span text:style-name="T24">Dados necessários</text:span><text:span text:style-name="T3">: </text:span><text:span text:style-name="T8">Estar no site.</text:span></text:p>
      <text:p text:style-name="P22"><text:span text:style-name="T3"/></text:p>
      <text:p text:style-name="P9">&lt;Test Case 0<text:span text:style-name="T34">5</text:span>&gt; - &lt;Acesso à página <text:span text:style-name="T34">fazer proposta</text:span>&gt;</text:p>
      <text:p text:style-name="P23"><text:span text:style-name="T23">Descri</text:span><text:span text:style-name="T24">ção</text:span><text:span text:style-name="T3">: </text:span><text:span text:style-name="T9">Na página que contém mais detalhes sobre o imóvel o usuário pode ter acesso ao botão para realizar a proposta. </text:span><text:span text:style-name="T3"><text:s/></text:span></text:p>
      <text:p text:style-name="P23"><text:span text:style-name="T23">Pr</text:span><text:span text:style-name="T24">é-condições</text:span><text:span text:style-name="T3">: </text:span><text:span text:style-name="T9">Estar na aba de mais detalhes do imóvel.</text:span><text:span text:style-name="T3"> </text:span></text:p>
      <text:p text:style-name="P23"><text:span text:style-name="T23">P</text:span><text:span text:style-name="T24">ós-condições</text:span><text:span text:style-name="T3">: </text:span><text:span text:style-name="T9">Conseguir realizar a proposta.</text:span></text:p>
      <text:p text:style-name="P23"><text:span text:style-name="T24">Dados necessários</text:span><text:span text:style-name="T3">: </text:span><text:span text:style-name="T9">Fornecer os dados que são necessários para cadastrar a proposta.</text:span></text:p>
      <text:p text:style-name="P23"><text:span text:style-name="T3"/></text:p>
      <text:p text:style-name="P10">&lt;Test Case 0<text:span text:style-name="T35">6</text:span>&gt; - &lt;<text:span text:style-name="T35">Botão enviar </text:span>&gt;</text:p>
      <text:p text:style-name="P24"><text:soft-page-break/><text:span text:style-name="T23">Descri</text:span><text:span text:style-name="T24">ção</text:span><text:span text:style-name="T3">: </text:span><text:span text:style-name="T10">Utilizado no momento de enviar a proposta cadastrada pelo usuário.</text:span></text:p>
      <text:p text:style-name="P24"><text:span text:style-name="T23">Pr</text:span><text:span text:style-name="T24">é-condições</text:span><text:span text:style-name="T3">: </text:span><text:span text:style-name="T10">Querer fazer uma proposta no imóvel acessado e atender aos requisitos mínimos fornecidos pelo usuário(proprietário).</text:span><text:span text:style-name="T3"> </text:span></text:p>
      <text:p text:style-name="P24"><text:span text:style-name="T23">P</text:span><text:span text:style-name="T24">ós-condições</text:span><text:span text:style-name="T3">: </text:span><text:span text:style-name="T10">Realizar a proposta e ter ela aceita ou negada.</text:span><text:span text:style-name="T3"> </text:span></text:p>
      <text:p text:style-name="P24"><text:span text:style-name="T24">Dados necessários</text:span><text:span text:style-name="T3">: </text:span><text:span text:style-name="T10">Informar os dados referentes a sua proposta.</text:span></text:p>
      <text:p text:style-name="P24"><text:span text:style-name="T10"/></text:p>
      <text:p text:style-name="P11">&lt;Test Case 07&gt; - &lt;Acesso à página <text:span text:style-name="T36">Listar propostas</text:span>&gt;</text:p>
      <text:p text:style-name="P25"><text:span text:style-name="T23">Descri</text:span><text:span text:style-name="T24">ção</text:span><text:span text:style-name="T3">: </text:span><text:span text:style-name="T11">O usuário que faz uma proposta no imóvel pode visualizar as propostas que ele já fez de acordo com os imóveis que foram selecionados por eles.</text:span><text:span text:style-name="T3"> </text:span></text:p>
      <text:p text:style-name="P25"><text:span text:style-name="T23">Pr</text:span><text:span text:style-name="T24">é-condições</text:span><text:span text:style-name="T3">: </text:span><text:span text:style-name="T11">Ter feito uma proposta.</text:span><text:span text:style-name="T3"> </text:span></text:p>
      <text:p text:style-name="P25"><text:span text:style-name="T23">P</text:span><text:span text:style-name="T24">ós-condições</text:span><text:span text:style-name="T3">: </text:span><text:span text:style-name="T11">Ter a sua lista de proposta</text:span><text:span text:style-name="T3"> </text:span><text:span text:style-name="T11">informada.</text:span></text:p>
      <text:p text:style-name="P25"><text:span text:style-name="T24">Dados necessários</text:span><text:span text:style-name="T10">: </text:span><text:span text:style-name="T11">É necessário o usuário ter sua conta logada para verificar as propostas.</text:span></text:p>
      <text:p text:style-name="P25"><text:span text:style-name="T11"/></text:p>
      <text:p text:style-name="P12">&lt;Test Case 08&gt; - &lt;Acesso <text:span text:style-name="T37">ao botão para ver sua proposta</text:span>&gt;</text:p>
      <text:p text:style-name="P26"><text:span text:style-name="T23">Descri</text:span><text:span text:style-name="T24">ção</text:span><text:span text:style-name="T3">: </text:span><text:span text:style-name="T12">Diante da lista que é exibida o usuário pode visualizar os dados que ele forneceu em cada proposta e as imagens do imóvel de forma detalhada.</text:span></text:p>
      <text:p text:style-name="P26"><text:span text:style-name="T23">Pr</text:span><text:span text:style-name="T24">é-condições</text:span><text:span text:style-name="T3">: </text:span><text:span text:style-name="T12">Ter uma proposta feita no mínimo.</text:span><text:span text:style-name="T3"> </text:span></text:p>
      <text:p text:style-name="P26"><text:span text:style-name="T23">P</text:span><text:span text:style-name="T24">ós-condições</text:span><text:span text:style-name="T3">: </text:span><text:span text:style-name="T12">Conseguir visualizar todas as informações disponibilizadas.</text:span><text:span text:style-name="T3"> </text:span></text:p>
      <text:p text:style-name="P26"><text:span text:style-name="T24">Dados necessários</text:span><text:span text:style-name="T11">: </text:span><text:span text:style-name="T12">Informações que foram fornecidas no momento de realizar a proposta e os dados de login do usuário.</text:span></text:p>
      <text:p text:style-name="P24"><text:span text:style-name="T3"/></text:p>
      <text:p text:style-name="P7">&lt;Test Case 0<text:span text:style-name="T38">9</text:span>&gt; - &lt;Acesso à página logar&gt;</text:p>
      <text:p text:style-name="P21"><text:span text:style-name="T23">Descri</text:span><text:span text:style-name="T24">ção</text:span><text:span text:style-name="T3">: </text:span><text:span text:style-name="T5">O usuário deve acessar no menu a página logar, caso ele queira logar no sistema.</text:span></text:p>
      <text:p text:style-name="P21"><text:span text:style-name="T23">Pr</text:span><text:span text:style-name="T24">é-condições</text:span><text:span text:style-name="T3">: </text:span><text:span text:style-name="T5">Desejar realizar o login no sistema.</text:span><text:span text:style-name="T3"> </text:span></text:p>
      <text:p text:style-name="P21"><text:span text:style-name="T23">P</text:span><text:span text:style-name="T24">ós-condições</text:span><text:span text:style-name="T3">: </text:span><text:span text:style-name="T5">Ter o acesso feito com sucesso.</text:span><text:span text:style-name="T3"> </text:span></text:p>
      <text:p text:style-name="P21"><text:span text:style-name="T24">Dados necessários</text:span><text:span text:style-name="T3">: </text:span><text:span text:style-name="T5">É necessário já ter uma conta cadastrada, no entanto como o protótipo possui casos de sucesso, é necessário realizar o login.</text:span></text:p>
      <text:p text:style-name="P21"><text:span text:style-name="T5"/></text:p>
      <text:p text:style-name="P13">&lt;Test Case <text:span text:style-name="T38">10</text:span>&gt; - &lt;Acesso <text:span text:style-name="T38">ao botão login</text:span>&gt;</text:p>
      <text:p text:style-name="P27"><text:span text:style-name="T23">Descri</text:span><text:span text:style-name="T24">ção</text:span><text:span text:style-name="T3">: </text:span><text:span text:style-name="T13">Realizar o login no site.</text:span></text:p>
      <text:p text:style-name="P27"><text:span text:style-name="T23">Pr</text:span><text:span text:style-name="T24">é-condições</text:span><text:span text:style-name="T3">: </text:span><text:span text:style-name="T13">Ter um cadastro de usuário feito no site.</text:span><text:span text:style-name="T3"> </text:span></text:p>
      <text:p text:style-name="P27"><text:span text:style-name="T23">P</text:span><text:span text:style-name="T24">ós-condições</text:span><text:span text:style-name="T3">: </text:span><text:span text:style-name="T13">Ter o login feito com sucesso.</text:span><text:span text:style-name="T3"> </text:span></text:p>
      <text:p text:style-name="P27"><text:span text:style-name="T24">Dados necessários</text:span><text:span text:style-name="T3">: </text:span><text:span text:style-name="T13">Informações fornecidas no momento do cadastro, que no caso do login será utilizado o e-mail como chave primária já que todo usuário tem que ter um e-mail próprio.</text:span></text:p>
      <text:p text:style-name="P27"><text:span text:style-name="T13"/></text:p>
      <text:p text:style-name="P14">&lt;Test Case <text:span text:style-name="T39">11</text:span>&gt; - &lt;Acesso ao <text:span text:style-name="T39">botão cadastrar imóvel</text:span>&gt;</text:p>
      <text:p text:style-name="P28"><text:span text:style-name="T23">Descri</text:span><text:span text:style-name="T24">ção</text:span><text:span text:style-name="T3">: </text:span><text:span text:style-name="T14">É um formulário que solicita os dados necessários para realizar o cadastro do imóvel no site.</text:span></text:p>
      <text:p text:style-name="P28"><text:span text:style-name="T23">Pr</text:span><text:span text:style-name="T24">é-condições</text:span><text:span text:style-name="T3">: </text:span><text:span text:style-name="T14">Ter um cadastro de usuário no site.</text:span></text:p>
      <text:p text:style-name="P28"><text:span text:style-name="T23">P</text:span><text:span text:style-name="T24">ós-condições</text:span><text:span text:style-name="T3">: </text:span><text:span text:style-name="T14">Conseguir cadastrar o imóvel.</text:span></text:p>
      <text:p text:style-name="P28"><text:span text:style-name="T24">Dados necessários</text:span><text:span text:style-name="T13">: </text:span><text:span text:style-name="T14">Informações necessárias para o imóvel.</text:span></text:p>
      <text:p text:style-name="P28"><text:soft-page-break/><text:span text:style-name="T14"/></text:p>
      <text:p text:style-name="P15">&lt;Test Case <text:span text:style-name="T40">12</text:span>&gt; - &lt;Acesso aos bot<text:span text:style-name="T40">ão cadastre</text:span>&gt;</text:p>
      <text:p text:style-name="P29"><text:span text:style-name="T23">Descri</text:span><text:span text:style-name="T24">ção</text:span><text:span text:style-name="T3">: </text:span><text:span text:style-name="T15">Acesso ao botão no momento de realizar o cadastro do imóvel.</text:span></text:p>
      <text:p text:style-name="P29"><text:span text:style-name="T23">Pr</text:span><text:span text:style-name="T24">é-condições</text:span><text:span text:style-name="T3">: </text:span><text:span text:style-name="T15">Ter cadastro de usuário.</text:span></text:p>
      <text:p text:style-name="P29"><text:span text:style-name="T23">P</text:span><text:span text:style-name="T24">ós-condições</text:span><text:span text:style-name="T3">: </text:span><text:span text:style-name="T15">Ter o cadastro do imóvel efetivado.</text:span><text:span text:style-name="T3"> </text:span></text:p>
      <text:p text:style-name="P29"><text:span text:style-name="T24">Dados necessários</text:span><text:span text:style-name="T14">: </text:span><text:span text:style-name="T15">Informações para o cadastro do imóvel.</text:span></text:p>
      <text:p text:style-name="P27"><text:span text:style-name="T3"/></text:p>
      <text:p text:style-name="P16">&lt;Test Case <text:span text:style-name="T39">13</text:span>&gt; - &lt;Acesso ao <text:span text:style-name="T39">botão atualizar imóvel</text:span>&gt;</text:p>
      <text:p text:style-name="P30"><text:span text:style-name="T23">Descri</text:span><text:span text:style-name="T24">ção</text:span><text:span text:style-name="T3">: </text:span><text:span text:style-name="T14">É um formulário que solicita os dados necessários para realizar</text:span><text:span text:style-name="T16"> a atualização</text:span><text:span text:style-name="T14"> do imóvel no site.</text:span></text:p>
      <text:p text:style-name="P30"><text:span text:style-name="T23">Pr</text:span><text:span text:style-name="T24">é-condições</text:span><text:span text:style-name="T3">: </text:span><text:span text:style-name="T14">Ter um cadastro de usuário no site.</text:span></text:p>
      <text:p text:style-name="P30"><text:span text:style-name="T23">P</text:span><text:span text:style-name="T24">ós-condições</text:span><text:span text:style-name="T3">: </text:span><text:span text:style-name="T14">Conseguir </text:span><text:span text:style-name="T16">atualizar</text:span><text:span text:style-name="T14"> o imóvel.</text:span></text:p>
      <text:p text:style-name="P30"><text:span text:style-name="T24">Dados necessários</text:span><text:span text:style-name="T13">: </text:span><text:span text:style-name="T14">Informações necessárias para o imóvel.</text:span></text:p>
      <text:p text:style-name="P30"><text:span text:style-name="T14"/></text:p>
      <text:p text:style-name="P16">&lt;Test Case <text:span text:style-name="T40">14</text:span>&gt; - &lt;Acesso aos bot<text:span text:style-name="T40">ão atualize</text:span>&gt;</text:p>
      <text:p text:style-name="P30"><text:span text:style-name="T23">Descri</text:span><text:span text:style-name="T24">ção</text:span><text:span text:style-name="T3">: </text:span><text:span text:style-name="T15">Acesso ao botão no momento de realizar <text:s/></text:span><text:span text:style-name="T17">a atualização </text:span><text:span text:style-name="T15">do imóvel.</text:span></text:p>
      <text:p text:style-name="P30"><text:span text:style-name="T23">Pr</text:span><text:span text:style-name="T24">é-condições</text:span><text:span text:style-name="T3">: </text:span><text:span text:style-name="T15">Ter cadastro de usuário.</text:span></text:p>
      <text:p text:style-name="P30"><text:span text:style-name="T23">P</text:span><text:span text:style-name="T24">ós-condições</text:span><text:span text:style-name="T3">: </text:span><text:span text:style-name="T15">Ter </text:span><text:span text:style-name="T17">a atualização </text:span><text:span text:style-name="T15">do imóvel efetivad</text:span><text:span text:style-name="T17">a</text:span><text:span text:style-name="T15">.</text:span><text:span text:style-name="T3"> </text:span></text:p>
      <text:p text:style-name="P30"><text:span text:style-name="T24">Dados necessários</text:span><text:span text:style-name="T14">: </text:span><text:span text:style-name="T15">Informações para o cadastro do imóvel.</text:span></text:p>
      <text:p text:style-name="P30"><text:span text:style-name="T14"/></text:p>
      <text:p text:style-name="P17">&lt;Test Case <text:span text:style-name="T39">15</text:span>&gt; - &lt;Acesso ao <text:span text:style-name="T39">botão deletar imóvel</text:span>&gt;</text:p>
      <text:p text:style-name="P31"><text:span text:style-name="T23">Descri</text:span><text:span text:style-name="T24">ção</text:span><text:span text:style-name="T3">: </text:span><text:span text:style-name="T14">É um formulário que solicita </text:span><text:span text:style-name="T18">o ID do imóvel </text:span><text:span text:style-name="T14">para </text:span><text:span text:style-name="T18">deletar </text:span><text:span text:style-name="T14">o imóvel no site.</text:span></text:p>
      <text:p text:style-name="P31"><text:span text:style-name="T23">Pr</text:span><text:span text:style-name="T24">é-condições</text:span><text:span text:style-name="T3">: </text:span><text:span text:style-name="T14">Ter um cadastro de usuário no site.</text:span></text:p>
      <text:p text:style-name="P31"><text:span text:style-name="T23">P</text:span><text:span text:style-name="T24">ós-condições</text:span><text:span text:style-name="T3">: </text:span><text:span text:style-name="T14">Conseguir </text:span><text:span text:style-name="T18">deletar</text:span><text:span text:style-name="T14"> o imóvel.</text:span></text:p>
      <text:p text:style-name="P31"><text:span text:style-name="T24">Dados necessários</text:span><text:span text:style-name="T13">: </text:span><text:span text:style-name="T14">Informações necessárias para o imóvel.</text:span></text:p>
      <text:p text:style-name="P31"><text:span text:style-name="T14"/></text:p>
      <text:p text:style-name="P18">&lt;Test Case <text:span text:style-name="T40">16</text:span>&gt; - &lt;Acesso aos bot<text:span text:style-name="T40">ão deletar &gt;</text:span></text:p>
      <text:p text:style-name="P32"><text:span text:style-name="T23">Descri</text:span><text:span text:style-name="T24">ção</text:span><text:span text:style-name="T3">: </text:span><text:span text:style-name="T15">Acesso ao botão no momento de </text:span><text:span text:style-name="T19">deletar o</text:span><text:span text:style-name="T15"> imóvel.</text:span></text:p>
      <text:p text:style-name="P32"><text:span text:style-name="T23">Pr</text:span><text:span text:style-name="T24">é-condições</text:span><text:span text:style-name="T3">: </text:span><text:span text:style-name="T15">Ter cadastro de usuário.</text:span></text:p>
      <text:p text:style-name="P32"><text:span text:style-name="T23">P</text:span><text:span text:style-name="T24">ós-condições</text:span><text:span text:style-name="T3">: </text:span><text:span text:style-name="T15">Te</text:span><text:span text:style-name="T19">r </text:span><text:span text:style-name="T15">o imóvel </text:span><text:span text:style-name="T19">deletado do site</text:span><text:span text:style-name="T15">.</text:span><text:span text:style-name="T3"> </text:span></text:p>
      <text:p text:style-name="P32"><text:span text:style-name="T24">Dados necessários</text:span><text:span text:style-name="T14">: </text:span><text:span text:style-name="T15">Informações para o cadastro do imóvel.</text:span></text:p>
      <text:p text:style-name="P31"><text:span text:style-name="T14"/></text:p>
      <text:p text:style-name="P19">&lt;Test Case <text:span text:style-name="T41">17</text:span>&gt; - &lt;Acesso à página <text:span text:style-name="T41">editar dados do usuário</text:span>&gt;</text:p>
      <text:p text:style-name="P33"><text:span text:style-name="T23">Descri</text:span><text:span text:style-name="T24">ção</text:span><text:span text:style-name="T3">: </text:span><text:span text:style-name="T20">Necessário quando o usuário deseja atualizar alguma informação pessoal que foi fornecido no momento do cadastro do usuário.</text:span></text:p>
      <text:p text:style-name="P33"><text:span text:style-name="T23">Pr</text:span><text:span text:style-name="T24">é-condições</text:span><text:span text:style-name="T3">: </text:span><text:span text:style-name="T20">Ter cadastro do usuário.</text:span></text:p>
      <text:p text:style-name="P33"><text:span text:style-name="T23">P</text:span><text:span text:style-name="T24">ós-condições</text:span><text:span text:style-name="T3">: </text:span><text:span text:style-name="T20">Conseguir realizar a atualização dos dados.</text:span></text:p>
      <text:p text:style-name="P33"><text:span text:style-name="T24">Dados necessários</text:span><text:span text:style-name="T14">: </text:span><text:span text:style-name="T20">Novos dados devem ser fornecidos para realizar a atualização.</text:span></text:p>
      <text:p text:style-name="P33"><text:span text:style-name="T20"/></text:p>
      <text:p text:style-name="P20"><text:soft-page-break/>&lt;Test Case <text:span text:style-name="T40">18</text:span>&gt; - &lt;Acesso aos bot<text:span text:style-name="T40">ão descadastrar conta &gt;</text:span></text:p>
      <text:p text:style-name="P34"><text:span text:style-name="T23">Descri</text:span><text:span text:style-name="T24">ção</text:span><text:span text:style-name="T3">: </text:span><text:span text:style-name="T15">Acesso ao botão no momento de </text:span><text:span text:style-name="T19">deletar o</text:span><text:span text:style-name="T15"> </text:span><text:span text:style-name="T21">cadastro do usuário do site</text:span><text:span text:style-name="T15">.</text:span></text:p>
      <text:p text:style-name="P34"><text:span text:style-name="T23">Pr</text:span><text:span text:style-name="T24">é-condições</text:span><text:span text:style-name="T3">: </text:span><text:span text:style-name="T15">Ter cadastro de usuário.</text:span></text:p>
      <text:p text:style-name="P34"><text:span text:style-name="T23">P</text:span><text:span text:style-name="T24">ós-condições</text:span><text:span text:style-name="T3">: </text:span><text:span text:style-name="T15">Te</text:span><text:span text:style-name="T19">r </text:span><text:span text:style-name="T21">a sua conta</text:span><text:span text:style-name="T15"> </text:span><text:span text:style-name="T19">deletad</text:span><text:span text:style-name="T21">a</text:span><text:span text:style-name="T19"> do site</text:span><text:span text:style-name="T15">.</text:span><text:span text:style-name="T3"> </text:span></text:p>
      <text:p text:style-name="P34"><text:span text:style-name="T24">Dados necessários</text:span><text:span text:style-name="T14">: </text:span><text:span text:style-name="T21">E-mail do usuário para deletar a conta do usuário da conta</text:span><text:span text:style-name="T15">.</text:span></text:p>
      <text:p text:style-name="P33"><text:span text:style-name="T14"/></text:p>
      <text:p text:style-name="P7">&lt;Test Case <text:span text:style-name="T42">19</text:span>&gt; - &lt;Acesso à página cadastrar <text:span text:style-name="T42">do usuário</text:span>&gt;</text:p>
      <text:p text:style-name="P21"><text:span text:style-name="T23">Descri</text:span><text:span text:style-name="T24">ção</text:span><text:span text:style-name="T3">: </text:span><text:span text:style-name="T6">Caso o cliente não tenha um cadastro no sistema, ele deve realizar o cadastro.</text:span></text:p>
      <text:p text:style-name="P21"><text:span text:style-name="T23">Pr</text:span><text:span text:style-name="T24">é-condições</text:span><text:span text:style-name="T3">: </text:span><text:span text:style-name="T6">Não ter conta no sistema.</text:span><text:span text:style-name="T3"> </text:span></text:p>
      <text:p text:style-name="P21"><text:span text:style-name="T23">P</text:span><text:span text:style-name="T24">ós-condições</text:span><text:span text:style-name="T3">: </text:span><text:span text:style-name="T6">Ter uma conta cadastrada no sistema.</text:span><text:span text:style-name="T3"> </text:span></text:p>
      <text:p text:style-name="P21"><text:span text:style-name="T24">Dados necessários</text:span><text:span text:style-name="T3">: </text:span><text:span text:style-name="T6">Informações pessoais para cadastro.</text:span></text:p>
      <text:p text:style-name="P21"><text:span text:style-name="T3"/></text:p>
      <text:p text:style-name="P7">&lt;Test Case <text:span text:style-name="T42">20</text:span>&gt; - &lt;Acesso à página acessar imóveis&gt;</text:p>
      <text:p text:style-name="P21"><text:span text:style-name="T23">Descri</text:span><text:span text:style-name="T24">ção</text:span><text:span text:style-name="T3">: </text:span><text:span text:style-name="T7">Ao acessar a página deve ser visualizado algumas imagens de imóveis que estão disponíveis para alugar e caso seja de interesse do cliente ele deve poder acessar o botão de mais detalhes.</text:span></text:p>
      <text:p text:style-name="P21"><text:span text:style-name="T23">Pr</text:span><text:span text:style-name="T24">é-condições</text:span><text:span text:style-name="T3">: </text:span><text:span text:style-name="T7">Ter interesse em acessar os imóveis disponíveis.</text:span><text:span text:style-name="T3"> </text:span></text:p>
      <text:p text:style-name="P21"><text:span text:style-name="T23">P</text:span><text:span text:style-name="T24">ós-condições</text:span><text:span text:style-name="T3">: </text:span><text:span text:style-name="T7">Conseguir acessar e ter informações de mais detalhes do imóvel.</text:span><text:span text:style-name="T3"> </text:span></text:p>
      <text:p text:style-name="P21"><text:span text:style-name="T24">Dados necessários</text:span><text:span text:style-name="T3">: </text:span><text:span text:style-name="T7">Ter acesso ao site.</text:span></text:p>
      <text:p text:style-name="P21"><text:span text:style-name="T3"/></text:p>
      <text:p text:style-name="P7">&lt;Test Case <text:span text:style-name="T43">21</text:span>&gt; - &lt;Acesso à página sobre nós&gt;</text:p>
      <text:p text:style-name="P21"><text:span text:style-name="T23">Descri</text:span><text:span text:style-name="T24">ção</text:span><text:span text:style-name="T3">: </text:span><text:span text:style-name="T22">A página possui uma descrição que motivou a iniciativa do site.</text:span></text:p>
      <text:p text:style-name="P21"><text:span text:style-name="T23">Pr</text:span><text:span text:style-name="T24">é-condições</text:span><text:span text:style-name="T3">: </text:span><text:span text:style-name="T22">Acessar a página sobre nós.</text:span></text:p>
      <text:p text:style-name="P21"><text:span text:style-name="T23">P</text:span><text:span text:style-name="T24">ós-condições</text:span><text:span text:style-name="T3">: </text:span><text:span text:style-name="T22">Ter acesso a informações sobre a criação do site.</text:span></text:p>
      <text:p text:style-name="P21"><text:span text:style-name="T24">Dados necessários</text:span><text:span text:style-name="T3">: </text:span><text:span text:style-name="T22">Acessar a página sobre nós.</text:span></text:p>
      <text:p text:style-name="P21"><text:span text:style-name="T3"/></text:p>
      <text:p text:style-name="P2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" svg:font-family="Courier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none" fo:country="none" fo:font-weight="bold" style:font-size-asian="9pt" style:language-asian="none" style:country-asian="non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style:font-charset="x-symbol" fo:text-shadow="none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0623a0" style:font-size-asian="14pt" style:font-weight-asian="bold"/>
    </style:style>
    <style:style style:name="MT3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&lt;</text:span><text:span text:style-name="MT2">Projeto de Engenharia de Software</text:span><text:span text:style-name="MT1">&gt; Test Cases</text:span></text:p>
      </style:header>
      <style:footer>
        <text:p text:style-name="MP2"><text:span text:style-name="MT3">Page </text:span><text:span text:style-name="MT3"><text:page-number text:select-page="current">3</text:page-number></text:span><text:span text:style-name="MT3"><text:s/>of </text:span><text:span text:style-name="MT3"><text:page-count style:num-format="1">4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keyword/>
    <dc:description/>
    <meta:creation-date>2021-04-28T22:28:16.509888180</meta:creation-date>
    <dc:date>2021-04-30T00:27:27.453450745</dc:date>
    <meta:print-date>2003-10-06T08:49:00</meta:print-date>
    <meta:editing-cycles>30</meta:editing-cycles>
    <meta:editing-duration>PT1H57M49S</meta:editing-duration>
    <meta:generator>LibreOffice/6.0.7.3$Linux_X86_64 LibreOffice_project/00m0$Build-3</meta:generator>
    <meta:document-statistic meta:table-count="0" meta:image-count="0" meta:object-count="0" meta:page-count="4" meta:paragraph-count="107" meta:word-count="1203" meta:character-count="7611" meta:non-whitespace-character-count="6487"/>
  </office:meta>
</office:document-meta>
</file>